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Courier 10 Pitch" fo:font-style="normal" style:font-style-asian="normal" style:font-style-complex="normal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run</text:h>
      <text:p text:style-name="Text_20_body"/>
      <text:h text:style-name="P4" text:outline-level="2">Extract the source code</text:h>
      <text:p text:style-name="P1"/>
      <text:p text:style-name="P1">The code is in PHP's CVS repository. To check it out:</text:p>
      <text:p text:style-name="P1"/>
      <text:p text:style-name="P1">cvs -d :pserver:cvsread@cvs.php.net:/repository checkout phpruntests</text:p>
      <text:p text:style-name="P1"/>
      <text:p text:style-name="P1">All of the source code is under the phpruntests/src directory.</text:p>
      <text:p text:style-name="P1">The main program is in run-tests.php.</text:p>
      <text:p text:style-name="P1"/>
      <text:h text:style-name="P4" text:outline-level="2">Create a test runner script</text:h>
      <text:p text:style-name="P1">Not strictly speaking necessary but saves a lot of typing. Create a script called 'runtests' in your bin directory (or any directory that is on your PATH) with this content:</text:p>
      <text:p text:style-name="P1"/>
      <text:p text:style-name="P3">#!/bin/sh </text:p>
      <text:p text:style-name="P3">export TEST_PHP_EXECUTABLE=/location/of/php_to_test/sapi/cli/php </text:p>
      <text:p text:style-name="P3">$TEST_PHP_EXECUTABLE /where/you/put/runtests/run-tests.php $* </text:p>
      <text:p text:style-name="P3"/>
      <text:p text:style-name="P1">In the same way as the original script, this version demands that the PHP executable is set before it will run.</text:p>
      <text:h text:style-name="P4" text:outline-level="2">Run the code</text:h>
      <text:p text:style-name="P1">At the moment the code will run a single test, eg:</text:p>
      <text:p text:style-name="P1">runtests my_test.phpt</text:p>
      <text:p text:style-name="P1"/>
      <text:p text:style-name="P1">All the tests under a given directory, eg:</text:p>
      <text:p text:style-name="P1">runtests ext/standard/tests/</text:p>
      <text:p text:style-name="P2"/>
      <text:p text:style-name="P2">Output is currently just listed to stdout. It is similar in format to the original run tests code, however results are written by directory rather than each test.</text:p>
      <text:p text:style-name="P2"/>
      <text:p text:style-name="P2">The only other major difference is detecting the failure of a CLEAN section and WARNing about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 fo:font-weight="1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2" fo:font-size="14pt" fo:font-style="oblique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1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a" text:display-levels="2">
        <style:list-level-properties text:min-label-distance="0.381cm"/>
      </text:outline-level-style>
      <text:outline-level-style text:level="3" style:num-format="i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9-03-10T20:55:15</meta:creation-date>
    <dc:creator>zoe</dc:creator>
    <dc:date>2009-06-08T18:19:54</dc:date>
    <meta:editing-cycles>10</meta:editing-cycles>
    <meta:editing-duration>PT3H41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97" meta:character-count="1113"/>
  </office:meta>
</office:document-meta>
</file>